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504-0141</text:span> <text:s text:c="21"/><text:tab/><text:span text:style-name="T1">13/04/2015 <text:s text:c="17"/></text:span></text:p>
      <text:p text:style-name="P11"><text:span text:style-name="T1"><text:tab/></text:span><text:span text:style-name="T2">Paradiso Solutions</text:span></text:p>
      <text:p text:style-name="P12"><text:tab/>Estados Unidos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62 <text:s text:c="8"/></text:span><text:s/><text:span text:style-name="T3">Horas Senior Developer<text:line-break/>(De 26/03/2015 a 10/04/2015)<text:tab/><text:tab/><text:tab/><text:tab/><text:tab/><text:tab/><text:tab/><text:tab/>$ 18<text:tab/><text:tab/>$ 1116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1,116.00<text:tab/><text:tab/><text:tab/><text:tab/><text:tab/><text:tab/><text:tab/><text:tab/><text:tab/><text:tab/><text:tab/><text:tab/><text:tab/> <text:s text:c="3"/>1,116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23T14:54:15.61400000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